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5.392cm" style:rel-column-width="3057*"/>
    </style:style>
    <style:style style:name="Table1.B" style:family="table-column">
      <style:table-column-properties style:column-width="12.197cm" style:rel-column-width="691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2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officeooo:rsid="0010e638" officeooo:paragraph-rsid="0010e638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0e638" officeooo:paragraph-rsid="0010e6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0e638" officeooo:paragraph-rsid="00126d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26d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dice PHP</text:p>
      <text:p text:style-name="P1"/>
      <table:table table:name="Table1" table:style-name="Table1" table:template-name="Box List Blu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Tema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Microservicios </text:p>
            <text:p text:style-name="P5"><text:span text:style-name="T1">11/2/20</text:span></text:p>
          </table:table-cell>
          <table:table-cell table:style-name="Table1.B2" office:value-type="string">
            <text:p text:style-name="P4"><text:a xlink:type="simple" xlink:href="https://medium.com/helium-mvc/php-microservices-video-processing-with-rabbitmq-76deba359768" text:style-name="Internet_20_link" text:visited-style-name="Visited_20_Internet_20_Link">https://medium.com/helium-mvc/php-microservices-video-processing-with-rabbitmq-76deba359768</text:a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4:04:22.989835948</meta:creation-date>
    <dc:date>2020-02-11T14:07:48.117467694</dc:date>
    <meta:editing-duration>PT3M24S</meta:editing-duration>
    <meta:editing-cycles>2</meta:editing-cycles>
    <meta:generator>LibreOffice/6.2.8.2$MacOSX_X86_64 LibreOffice_project/f82ddfca21ebc1e222a662a32b25c0c9d20169ee</meta:generator>
    <meta:document-statistic meta:table-count="1" meta:image-count="0" meta:object-count="0" meta:page-count="1" meta:paragraph-count="5" meta:word-count="6" meta:character-count="127" meta:non-whitespace-character-count="125"/>
  </office:meta>
</office:document-meta>
</file>